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23c0" officeooo:paragraph-rsid="001323c0"/>
    </style:style>
    <style:style style:name="P2" style:family="paragraph" style:parent-style-name="Standard">
      <style:paragraph-properties fo:text-align="start" style:justify-single-word="false"/>
      <style:text-properties fo:font-size="13pt" officeooo:rsid="001323c0" officeooo:paragraph-rsid="001323c0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23c0" officeooo:paragraph-rsid="001323c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ür mich selbst</text:p>
      <text:p text:style-name="P1"/>
      <text:p text:style-name="P2">Vorwort: </text:p>
      <text:p text:style-name="P1">Auf den Punkt gebrachte Äußerungen sind die am einfachsten zu verstehenden und die am einprägsamsten Äußerungen. Dah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3:37:36.483093473</meta:creation-date>
    <meta:generator>LibreOffice/7.3.7.2$Linux_X86_64 LibreOffice_project/30$Build-2</meta:generator>
    <dc:date>2024-07-17T18:31:31.797189114</dc:date>
    <meta:editing-duration>PT2H52M4S</meta:editing-duration>
    <meta:editing-cycles>1</meta:editing-cycles>
    <meta:document-statistic meta:table-count="0" meta:image-count="0" meta:object-count="0" meta:page-count="1" meta:paragraph-count="3" meta:word-count="21" meta:character-count="143" meta:non-whitespace-character-count="123"/>
  </office:meta>
</office:document-meta>
</file>